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f700"/>
    </style:style>
    <style:style style:name="P2" style:family="paragraph" style:parent-style-name="Standard">
      <style:text-properties officeooo:paragraph-rsid="00111f36"/>
    </style:style>
    <style:style style:name="P3" style:family="paragraph" style:parent-style-name="Standard">
      <style:text-properties officeooo:rsid="0010f700" officeooo:paragraph-rsid="0010f700"/>
    </style:style>
    <style:style style:name="P4" style:family="paragraph" style:parent-style-name="Standard">
      <style:text-properties officeooo:rsid="00111f36" officeooo:paragraph-rsid="00111f36"/>
    </style:style>
    <style:style style:name="P5" style:family="paragraph" style:parent-style-name="Standard">
      <style:text-properties officeooo:rsid="00111f36" officeooo:paragraph-rsid="0010f700"/>
    </style:style>
    <style:style style:name="P6" style:family="paragraph" style:parent-style-name="Standard">
      <style:text-properties officeooo:rsid="00111f36" officeooo:paragraph-rsid="00111f36"/>
    </style:style>
    <style:style style:name="P7" style:family="paragraph" style:parent-style-name="Standard">
      <style:text-properties officeooo:rsid="00111f36" officeooo:paragraph-rsid="0014787d"/>
    </style:style>
    <style:style style:name="T1" style:family="text">
      <style:text-properties officeooo:rsid="0010f700"/>
    </style:style>
    <style:style style:name="T2" style:family="text">
      <style:text-properties officeooo:rsid="00111f36"/>
    </style:style>
    <style:style style:name="T3" style:family="text">
      <style:text-properties officeooo:rsid="0014787d"/>
    </style:style>
    <style:style style:name="T4" style:family="text">
      <style:text-properties officeooo:rsid="001632bb"/>
    </style:style>
    <style:style style:name="T5" style:family="text">
      <style:text-properties officeooo:rsid="0016ef71"/>
    </style:style>
    <style:style style:name="T6" style:family="text">
      <style:text-properties officeooo:rsid="00179120"/>
    </style:style>
    <style:style style:name="T7" style:family="text">
      <style:text-properties officeooo:rsid="0017fe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67"/>Nikó-falva történetek</text:p>
      <text:p text:style-name="P3"/>
      <text:p text:style-name="P3">1. Rész Bemutatás</text:p>
      <text:p text:style-name="P3"/>
      <text:p text:style-name="P3"/>
      <text:p text:style-name="P3"/>
      <text:p text:style-name="P3"><text:s text:c="2"/>Valamikor réges-régen Magyarország eldugott szegletében volt egy Nikó nevű falu <text:s/>- vagy inkább falucska – merthogy olyan kicsi volt. Most már bárhol kereshetjük ezt a falut, mert elnyelték <text:span text:style-name="T7">az év századok.</text:span></text:p>
      <text:p text:style-name="P3"/>
      <text:p text:style-name="P3"><text:s/>Ez a falucska egy igencsak kicsi falu volt, mert lakóinak a száma nem haladja meg a 20 -at. Mivel csak ilyen kevesen vannak – röviden be is mutatom őket. </text:p>
      <text:p text:style-name="P3"/>
      <text:p text:style-name="P3"><text:s text:c="2"/>A falu bírója: Nagy Mihály – aki bár túl van már a 120. életévén mégis jól tartja magát. Állítása szerint azért élt meg ilyen szép kort, mert sok mézet evett. Ezt igazolni <text:s/>de cáfolni sem tudjuk. Annyi biztos – hogy őkelme tényleg szereti a mézet –<text:span text:style-name="T7"> mást azon kívül nem is eszik</text:span>. </text:p>
      <text:p text:style-name="P3"/>
      <text:p text:style-name="P3"><text:s/>A falu bírójának a felesége Nagy Mihályné asszonyság – született Kiss Borbála. Ő kelme is jócskán túl van már a 100. évén, de hogy pontosan hány éves senki nem tudja, mert aki érdeklődni mer a kora után azt egy jobb egyenessel a földre küldi. </text:p>
      <text:p text:style-name="P3"/>
      <text:p text:style-name="P3"><text:s text:c="2"/>Boltos Péter – kinek vezetéknevét nem tudjuk <text:s/>- a falu boltosa – innen kapta újdonsült vezetéknevét. A faluhoz tartozó termőföldek 2/3 -a az ő birtokán fekszik. Míg a földműveléssel és a méhtenyésztéssel foglalkoznak, addig ő elüldögél egy kis faasztalka mellett – a templom közelében <text:s/>- és árulja mit fiai termesztettek – nagyon jó áron – mondják a falusiak. Minden darab árúnak képletes maximum egy peták, de a falu szegény lakosainak ingyen van minden. Legyen szó mézről, gyümölcsökről, zöldségekről, gabonáról és virágokról. A falu lakói gyakran csodálkoznak rajta, hogy még miért nem ment tönkre, de igazából ezen nincs mit csodálni. Boltos Péter a boltját csak szórakozásból vezeti, fiai meg szórakozásból kertészkednek, mert igazából semmi szükségük nincs az ebből befolyt pénzre – mert az örökségük – amit Boltos Péter apjától örököltek akkora, hogy 10 generáció sem tudná elverni élete végéig. </text:p>
      <text:p text:style-name="P3"/>
      <text:p text:style-name="P1"><text:span text:style-name="T1">Marci, János, fiatalabbik Péter –</text:span><text:span text:style-name="T2"> akit általában Petinek emlegetnek</text:span><text:span text:style-name="T1"> – Boltos Péter fiai, akikről már volt szó. Mindenük a kertészkedés. </text:span><text:span text:style-name="T2">22, 21, 20 évesek.</text:span></text:p>
      <text:p text:style-name="P3"/>
      <text:p text:style-name="P1"><text:span text:style-name="T1">Morci –</text:span><text:span text:style-name="T2"> Egy mindig morcos személy. Igazi nevét senki sem tudja. Soha nincs megelégedve semmivel, még a felesége főztjével sem – vagyis főleg azzal nem, pedig Morci felesége</text:span><text:span text:style-name="T1"> </text:span><text:span text:style-name="T2">igen jó szakács – ahogy Marci, János és Peti gyakran kijelenti. Ők biztosan tudják mivel gyakran vacsoráznak a Morci tanyán. 50 éves.</text:span></text:p>
      <text:p text:style-name="P3"/>
      <text:p text:style-name="P2"><text:span text:style-name="T1">Morci</text:span><text:span text:style-name="T2">né</text:span><text:span text:style-name="T1"> –</text:span><text:span text:style-name="T2"> Morci felesége. Egy csupa szív személyiség. Gyakran meghívja Marcit, Jánost és Petit vacsorázni. 40 éves.</text:span></text:p>
      <text:p text:style-name="P4"><text:s/></text:p>
      <text:p text:style-name="P1"><text:span text:style-name="T1">Panni –</text:span><text:span text:style-name="T2"> egy gyönyörű szőke hajú és kék szemű kedves lány, <text:s/>a Nagy Mihály bíró uram nevelt lánya. <text:s text:c="2"/>A falu minden ifjú legénye utána csorgatja a nyálát: Marci, János, Peti is – és akikről eddig nem volt szó Süti, Nyuszi, és Duci is, de valamiért Panninak az egyik sem kell a fiatal legényekből. <text:s/>16 éves.</text:span></text:p>
      <text:p text:style-name="P5"/>
      <text:p text:style-name="P1"><text:span text:style-name="T1">Katonat</text:span><text:span text:style-name="T2">iszt – Nevét senki sem tudja. 3 éve tévedt ide ebben az isten háta mögötti faluban, azóta sem találta meg a hazautat – igaz, hogy nem is nagyon kereste. </text:span></text:p>
      <text:p text:style-name="P3"/>
      <text:p text:style-name="P3">Süti</text:p>
      <text:p text:style-name="P3"/>
      <text:p text:style-name="P3"><text:soft-page-break/>Birka </text:p>
      <text:p text:style-name="P3"/>
      <text:p text:style-name="P3">Nyuszi</text:p>
      <text:p text:style-name="P3"/>
      <text:p text:style-name="P3">Duci</text:p>
      <text:p text:style-name="P3"/>
      <text:p text:style-name="P4">Ducika</text:p>
      <text:p text:style-name="P4">Húgi </text:p>
      <text:p text:style-name="P4"/>
      <text:p text:style-name="P4">Bátyus</text:p>
      <text:p text:style-name="P4"/>
      <text:p text:style-name="P4">Tolvi</text:p>
      <text:p text:style-name="P4"/>
      <text:p text:style-name="P4"/>
      <text:p text:style-name="P7"><text:span text:style-name="T3">Gaudeamus igitur</text:span></text:p>
      <text:p text:style-name="P7"><text:span text:style-name="T3">Ha diák vagy ne tanulj.</text:span></text:p>
      <text:p text:style-name="P7"><text:span text:style-name="T3">Ha tanulsz is keveset, </text:span></text:p>
      <text:p text:style-name="P7"><text:span text:style-name="T3">ne strapáld az eszedet.</text:span></text:p>
      <text:p text:style-name="P7"><text:span text:style-name="T3">Ha bejön a tanító,</text:span></text:p>
      <text:p text:style-name="P7"><text:span text:style-name="T3">Mond szemében </text:span><text:span text:style-name="T5">víziló.</text:span></text:p>
      <text:p text:style-name="P7"><text:span text:style-name="T5"/></text:p>
      <text:p text:style-name="P7"><text:span text:style-name="T3">Ha megkéérdii a tanár </text:span></text:p>
      <text:p text:style-name="P7"><text:span text:style-name="T3">Mért nem tanulsz te szamár?</text:span></text:p>
      <text:p text:style-name="P7"><text:span text:style-name="T3">Vedd a tintás üveget, </text:span></text:p>
      <text:p text:style-name="P7"><text:span text:style-name="T3">S vágd kupán az öreget.</text:span></text:p>
      <text:p text:style-name="P7"><text:span text:style-name="T3">Ha kirúgnak </text:span><text:span text:style-name="T6">k</text:span><text:span text:style-name="T3">irúgnak.</text:span></text:p>
      <text:p text:style-name="P7"><text:span text:style-name="T3">Jó leszek bádogosnak. </text:span></text:p>
      <text:p text:style-name="P7"><text:span text:style-name="T3"/></text:p>
      <text:p text:style-name="P7"><text:span text:style-name="T3">Csinálok egy nagy bilit, </text:span></text:p>
      <text:p text:style-name="P7"><text:span text:style-name="T3">Abból isznak a dirik.</text:span></text:p>
      <text:p text:style-name="P7"><text:span text:style-name="T3">Ha megdöglök megdöglök,</text:span></text:p>
      <text:p text:style-name="P7"><text:span text:style-name="T3">Elvisznek az ördögök.</text:span></text:p>
      <text:p text:style-name="P7"><text:span text:style-name="T3">S rá írják egy rothadt tökre</text:span></text:p>
      <text:p text:style-name="P7"><text:span text:style-name="T3">Én vagyok az isten </text:span><text:span text:style-name="T4">ö</text:span><text:span text:style-name="T3">kre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4:28:30</meta:creation-date>
    <meta:editing-duration>PT3H20M21S</meta:editing-duration>
    <meta:editing-cycles>7</meta:editing-cycles>
    <meta:generator>LibreOffice/3.6$Linux_x86 LibreOffice_project/360m1$Build-2</meta:generator>
    <meta:initial-creator>Horváth Jonathán</meta:initial-creator>
    <dc:date>2013-09-15T16:54:35</dc:date>
    <dc:creator>Horváth Jonathán</dc:creator>
    <meta:document-statistic meta:table-count="0" meta:image-count="0" meta:object-count="0" meta:page-count="2" meta:paragraph-count="39" meta:word-count="553" meta:character-count="3383" meta:non-whitespace-character-count="2769"/>
  </office:meta>
</office:document-meta>
</file>